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fo:font-weight="normal" officeooo:rsid="000377ef" officeooo:paragraph-rsid="000377e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377ef" officeooo:paragraph-rsid="00045e1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normal" officeooo:rsid="000377ef" officeooo:paragraph-rsid="0005edd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normal" officeooo:rsid="000377ef" officeooo:paragraph-rsid="0014fea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normal" officeooo:rsid="00045e1d" officeooo:paragraph-rsid="00045e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normal" officeooo:rsid="00045e1d" officeooo:paragraph-rsid="0005edd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normal" officeooo:rsid="00045e1d" officeooo:paragraph-rsid="0007bf1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normal" officeooo:rsid="0007bf18" officeooo:paragraph-rsid="0007bf1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normal" officeooo:rsid="000bd9ec" officeooo:paragraph-rsid="000bd9e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normal" officeooo:rsid="00105891" officeooo:paragraph-rsid="0010589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normal" officeooo:rsid="00105891" officeooo:paragraph-rsid="00125e5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bold" officeooo:rsid="00045e1d" officeooo:paragraph-rsid="00045e1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bold" officeooo:rsid="000b7d5b" officeooo:paragraph-rsid="000bd9e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bold" officeooo:rsid="00105891" officeooo:paragraph-rsid="0010589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weight="bold" officeooo:rsid="000377ef" officeooo:paragraph-rsid="0005edd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weight="bold" officeooo:rsid="00045e1d" officeooo:paragraph-rsid="0005edd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bold" officeooo:rsid="00045e1d" officeooo:paragraph-rsid="000bd9e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69a2e" loext:opacity="100%" fo:font-size="18pt" fo:font-weight="bold" officeooo:rsid="000377ef" officeooo:paragraph-rsid="000377ef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377ef" officeooo:paragraph-rsid="000377e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45e1d" officeooo:paragraph-rsid="00045e1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7bf18" officeooo:paragraph-rsid="0007bf1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0bd9ec" officeooo:paragraph-rsid="000bd9e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77ef" officeooo:paragraph-rsid="000377ef" style:font-size-asian="15.75pt" style:font-weight-asian="bold" style:font-size-complex="18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3db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5e1d" style:font-weight-asian="normal" style:font-weight-complex="normal"/>
    </style:style>
    <style:style style:name="T6" style:family="text">
      <style:text-properties fo:font-weight="normal" officeooo:rsid="000bd9ec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045e1d" style:font-weight-asian="normal" style:font-weight-complex="normal"/>
    </style:style>
    <style:style style:name="T9" style:family="text">
      <style:text-properties officeooo:rsid="00113dbb"/>
    </style:style>
    <style:style style:name="T10" style:family="text">
      <style:text-properties officeooo:rsid="001613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artie 4 – Encore de la Logique</text:p>
      <text:p text:style-name="P18"/>
      <text:p text:style-name="P19">Exercice 4.1</text:p>
      <text:p text:style-name="P1"/>
      <text:p text:style-name="P12">Début</text:p>
      <text:p text:style-name="P12"/>
      <text:p text:style-name="P2"><text:span text:style-name="T1">Si</text:span> Tutu &lt;= Toto + 4 ET Tata &lt;&gt; "OK" </text:p>
      <text:p text:style-name="P2"><text:span text:style-name="T1">Alors</text:span><text:line-break/>Tutu – Tutu - 1<text:line-break/><text:span text:style-name="T1">Sinon</text:span><text:line-break/>Tutu – Tutu + 1<text:line-break/><text:span text:style-name="T1">Finsi</text:span></text:p>
      <text:p text:style-name="P2"/>
      <text:p text:style-name="P12">Fin</text:p>
      <text:p text:style-name="P12">________________________________________________________________________________</text:p>
      <text:p text:style-name="P12"/>
      <text:p text:style-name="P20">Exercice 4.2</text:p>
      <text:p text:style-name="P5"/>
      <text:p text:style-name="P12">Variables <text:span text:style-name="T4">h, m </text:span>en Numérique</text:p>
      <text:p text:style-name="P5"/>
      <text:p text:style-name="P12">Début</text:p>
      <text:p text:style-name="P12"/>
      <text:p text:style-name="P12">Écrire <text:span text:style-name="T4">"Entrez les heures, puis les minutes : "</text:span><text:line-break/>Lire <text:span text:style-name="T4">h, m</text:span><text:line-break/><text:span text:style-name="T4">m – m +1</text:span><text:line-break/>Si <text:span text:style-name="T4">m = 60 Alors</text:span><text:line-break/><text:span text:style-name="T4">m – 0</text:span><text:line-break/><text:span text:style-name="T4">h – h + 1</text:span><text:line-break/>FinSi<text:line-break/>Si <text:span text:style-name="T4">h = 24 Alors</text:span><text:line-break/><text:span text:style-name="T4">h – 0</text:span><text:line-break/>FinSi<text:line-break/>Écrire <text:span text:style-name="T4">"Dans une minute il sera ", h, "heure(s) ", m, "minute(s)"</text:span></text:p>
      <text:p text:style-name="P12"/>
      <text:p text:style-name="P12">Fin</text:p>
      <text:p text:style-name="P12">________________________________________________________________________________</text:p>
      <text:p text:style-name="P12"/>
      <text:p text:style-name="P20">Exercice 4.3</text:p>
      <text:p text:style-name="P5"/>
      <text:p text:style-name="P1"><text:span text:style-name="T1">Variables</text:span> h, m, s <text:span text:style-name="T1">en</text:span> <text:span text:style-name="T1">Numérique</text:span></text:p>
      <text:p text:style-name="P1"/>
      <text:p text:style-name="P15">Début</text:p>
      <text:p text:style-name="P4"><text:line-break/><text:span text:style-name="T1">Écrire</text:span> "Entrez les heures, puis les minutes, puis les secondes : "<text:line-break/><text:span text:style-name="T1">Lire</text:span> h, m, s<text:line-break/>s – s + 1<text:line-break/><text:span text:style-name="T1">Si</text:span> s = 60 <text:span text:style-name="T1">Alors</text:span><text:line-break/>s – <text:span text:style-name="T10">0</text:span><text:line-break/>m – m + 1<text:line-break/><text:span text:style-name="T1">FinSi</text:span><text:line-break/><text:span text:style-name="T1">Si</text:span> m = 60 <text:span text:style-name="T1">Alors</text:span><text:line-break/><text:soft-page-break/>m – 0<text:line-break/>h – h + 1<text:line-break/><text:span text:style-name="T1">FinSi</text:span><text:line-break/><text:span text:style-name="T1">Si</text:span> h = 24 <text:span text:style-name="T1">Alors</text:span><text:line-break/>h – 0<text:line-break/><text:span text:style-name="T1">FinSi</text:span><text:line-break/><text:span text:style-name="T1">Écrire</text:span> "Dans une seconde il sera ", h, "h m, "m et ", s, "s"</text:p>
      <text:p text:style-name="P3"><text:line-break/><text:span text:style-name="T1">Fin</text:span></text:p>
      <text:p text:style-name="P3">________________________________________________________________________________</text:p>
      <text:p text:style-name="P1"/>
      <text:p text:style-name="P20">Exercice 4.4</text:p>
      <text:p text:style-name="P5"/>
      <text:p text:style-name="P5"><text:span text:style-name="T1">Variables</text:span> n, p <text:span text:style-name="T1">en</text:span> <text:span text:style-name="T1">Numérique</text:span></text:p>
      <text:p text:style-name="P5"/>
      <text:p text:style-name="P16">Début</text:p>
      <text:p text:style-name="P6"><text:line-break/><text:span text:style-name="T1">Écrire</text:span> "Nombre de photocopies : "<text:line-break/><text:span text:style-name="T1">Lire</text:span> n<text:line-break/><text:span text:style-name="T1">Si</text:span> n &lt;= 10 <text:span text:style-name="T1">Alors</text:span><text:line-break/>p – n * 0,1<text:line-break/><text:span text:style-name="T1">SinonSi</text:span> n &lt;= 30 <text:span text:style-name="T1">Alors</text:span><text:line-break/>p – 10 * 0,1 + (n – 10) * 0,09<text:line-break/><text:span text:style-name="T1">Sinon</text:span><text:line-break/>p – 10 * 0,1 + 20 * 0,09 + (n – 30) * 0,08<text:line-break/><text:span text:style-name="T1">FinSi</text:span><text:line-break/><text:span text:style-name="T1">Écrire</text:span> "Le prix total est: ", p</text:p>
      <text:p text:style-name="P6"><text:line-break/><text:span text:style-name="T1">Fin</text:span></text:p>
      <text:p text:style-name="P6">________________________________________________________________________________</text:p>
      <text:p text:style-name="P5"/>
      <text:p text:style-name="P20">Exercice 4.5</text:p>
      <text:p text:style-name="P5"/>
      <text:p text:style-name="P5"><text:span text:style-name="T1">Variable</text:span> sex <text:span text:style-name="T1">en</text:span> <text:span text:style-name="T1">Caractère</text:span><text:line-break/><text:span text:style-name="T1">Variable</text:span> age <text:span text:style-name="T1">en</text:span> <text:span text:style-name="T1">Numérique<text:line-break/>Variables </text:span>C1, C2 <text:span text:style-name="T1">en Booléen</text:span></text:p>
      <text:p text:style-name="P5"/>
      <text:p text:style-name="P16">Début</text:p>
      <text:p text:style-name="P6"><text:line-break/><text:span text:style-name="T1">Écrire</text:span> "Entrez le sexe (M/F) : "<text:line-break/><text:span text:style-name="T1">Lire</text:span> sex<text:line-break/><text:span text:style-name="T1">Écrire</text:span> "Entrez l’âge: "<text:line-break/><text:span text:style-name="T1">Lire</text:span> age<text:line-break/>C1 – sex = "M" ET age &gt; 20<text:line-break/>C2 – sex = "F" ET (age &gt; 18 ET age &lt; 35)<text:line-break/><text:span text:style-name="T1">Si</text:span> C1 ou C2 <text:span text:style-name="T1">Alors</text:span><text:line-break/><text:span text:style-name="T1">Écrire</text:span> "Imposable"<text:line-break/><text:span text:style-name="T1">Sinon</text:span><text:line-break/><text:span text:style-name="T1">Écrire</text:span> "Non Imposable"<text:line-break/><text:span text:style-name="T1">FinSi</text:span></text:p>
      <text:p text:style-name="P6"><text:line-break/><text:span text:style-name="T1">Fin</text:span></text:p>
      <text:p text:style-name="P6"><text:soft-page-break/></text:p>
      <text:p text:style-name="P6">________________________________________________________________________________</text:p>
      <text:p text:style-name="P6"/>
      <text:p text:style-name="P5"/>
      <text:p text:style-name="P20">Exercice 4.6</text:p>
      <text:p text:style-name="P5"/>
      <text:p text:style-name="P5"><text:span text:style-name="T1">Variables</text:span> A, B, C, D <text:span text:style-name="T1">en Numérique</text:span><text:line-break/><text:span text:style-name="T1">Variables</text:span> C1, C2, C3, C4 <text:span text:style-name="T1">en Booléen</text:span></text:p>
      <text:p text:style-name="P5"/>
      <text:p text:style-name="P16">Début</text:p>
      <text:p text:style-name="P6"><text:line-break/><text:span text:style-name="T1">Écrire</text:span> "Entrez les scores des quatre prétendants :"<text:line-break/><text:span text:style-name="T1">Lire</text:span> A, B, C, D<text:line-break/>C1 – A &gt; 50<text:line-break/>C2 – B &gt; 50 ou C &gt; 50 ou D &gt; 50<text:line-break/>C3 – A &gt;= B et A &gt;= C et A &gt;= D<text:line-break/>C4 – A &gt;= 12,5<text:line-break/><text:span text:style-name="T1">Si</text:span> C1 <text:span text:style-name="T1">Alors</text:span><text:line-break/><text:span text:style-name="T1">Écrire</text:span> “Elu au premier tour"<text:line-break/><text:span text:style-name="T1">Sinonsi</text:span> C2 ou Non(C4) Alors<text:line-break/><text:span text:style-name="T1">Écrire</text:span> “Battu, éliminé, sorti !!!”<text:line-break/><text:span text:style-name="T1">SinonSi</text:span> C3 Alors<text:line-break/><text:span text:style-name="T1">Écrire</text:span> "Ballotage favorable"<text:line-break/><text:span text:style-name="T1">Sinon</text:span><text:line-break/><text:span text:style-name="T1">Écrire</text:span> "Ballotage défavorable"<text:line-break/><text:span text:style-name="T1">FinSi</text:span></text:p>
      <text:p text:style-name="P6"><text:line-break/><text:span text:style-name="T1">Fin</text:span></text:p>
      <text:p text:style-name="P6">________________________________________________________________________________</text:p>
      <text:p text:style-name="P6"/>
      <text:p text:style-name="P21">Exercice 4.7</text:p>
      <text:p text:style-name="P8"/>
      <text:p text:style-name="P13"><text:span text:style-name="T8">Variables</text:span><text:span text:style-name="T5"> age, perm, acc, assur </text:span><text:span text:style-name="T8">en</text:span><text:span text:style-name="T5"> </text:span><text:span text:style-name="T8">Numérique<text:line-break/>Variables</text:span><text:span text:style-name="T5"> C1, C2, C3 </text:span><text:span text:style-name="T8">en</text:span><text:span text:style-name="T5"> </text:span><text:span text:style-name="T8">Booléen<text:line-break/>Variable</text:span><text:span text:style-name="T5"> situ </text:span><text:span text:style-name="T8">en</text:span><text:span text:style-name="T5"> </text:span><text:span text:style-name="T8">Caractère</text:span></text:p>
      <text:p text:style-name="P13"><text:span text:style-name="T5"><text:line-break/></text:span><text:span text:style-name="T8">Début</text:span></text:p>
      <text:p text:style-name="P13"><text:span text:style-name="T5"><text:line-break/></text:span><text:span text:style-name="T8">Écrire</text:span><text:span text:style-name="T5"> "Entrez l’âge : "<text:line-break/></text:span><text:span text:style-name="T8">Lire</text:span><text:span text:style-name="T5"> age<text:line-break/></text:span><text:span text:style-name="T8">Écrire</text:span><text:span text:style-name="T5"> "Entrez le nombre d'années de permis : "<text:line-break/></text:span><text:span text:style-name="T8">Lire</text:span><text:span text:style-name="T5"> perm<text:line-break/></text:span><text:span text:style-name="T8">Écrire</text:span><text:span text:style-name="T5"> "Entrez le nombre d'accidents: "<text:line-break/></text:span><text:span text:style-name="T8">Lire</text:span><text:span text:style-name="T5"> acc<text:line-break/></text:span><text:span text:style-name="T8">Écrire</text:span><text:span text:style-name="T5"> "Entrez le nombre d'années d'assurance : "<text:line-break/></text:span><text:span text:style-name="T8">Lire</text:span><text:span text:style-name="T5"> assur<text:line-break/>C1 – </text:span><text:span text:style-name="T6">age</text:span><text:span text:style-name="T5"> &gt;= 25<text:line-break/>C2 – </text:span><text:span text:style-name="T6">perm</text:span><text:span text:style-name="T5"> &gt;= 2<text:line-break/>C3 –</text:span><text:span text:style-name="T6"> </text:span><text:span text:style-name="T5">assu</text:span><text:span text:style-name="T6">r</text:span><text:span text:style-name="T5"> &gt; 5<text:line-break/></text:span><text:span text:style-name="T8">Si</text:span><text:span text:style-name="T5"> Non(C1) et Non(C2) </text:span><text:span text:style-name="T8">Alors</text:span><text:span text:style-name="T5"><text:line-break/></text:span><text:span text:style-name="T8">Si</text:span><text:span text:style-name="T5"> acc = 0 </text:span><text:span text:style-name="T8">Alors</text:span><text:span text:style-name="T5"><text:line-break/>situ – "Rouge" <text:line-break/></text:span><text:soft-page-break/><text:span text:style-name="T8">Sinon<text:line-break/></text:span><text:span text:style-name="T5">situ – "Refusé"<text:line-break/></text:span><text:span text:style-name="T8">FinSi</text:span><text:span text:style-name="T5"><text:line-break/></text:span><text:span text:style-name="T8">Sinonsi</text:span><text:span text:style-name="T5"> ((Non(C1) et C2) ou (C1 et Non(C2)) </text:span><text:span text:style-name="T8">Alors</text:span><text:span text:style-name="T5"><text:line-break/></text:span><text:span text:style-name="T8">Si</text:span><text:span text:style-name="T5"> acc = 0 </text:span><text:span text:style-name="T8">Alors</text:span><text:span text:style-name="T5"><text:line-break/>situ – "Orange" <text:line-break/></text:span><text:span text:style-name="T8">SinonSi</text:span><text:span text:style-name="T5"> acc = 1 </text:span><text:span text:style-name="T8">Alors</text:span><text:span text:style-name="T5"><text:line-break/>situ – "Rouge"<text:line-break/></text:span><text:span text:style-name="T8">Sinon</text:span><text:span text:style-name="T5"><text:line-break/>situ – "Refusé"<text:line-break/></text:span><text:span text:style-name="T8">FinSi<text:line-break/>Sinon<text:line-break/>Si</text:span><text:span text:style-name="T5"> acc = 0 Alors<text:line-break/>situ – "Vert"<text:line-break/></text:span><text:span text:style-name="T8">SinonSi</text:span><text:span text:style-name="T5"> acc = 1 Alors<text:line-break/>situ – "Orange"<text:line-break/></text:span><text:span text:style-name="T8">SinonSi</text:span><text:span text:style-name="T5"> acc = 2 Alors<text:line-break/>situ – "Rouge"<text:line-break/></text:span><text:span text:style-name="T8">Sinon</text:span><text:span text:style-name="T5"><text:line-break/>situ – "Refusé"<text:line-break/></text:span><text:span text:style-name="T8">FinSi</text:span><text:span text:style-name="T5"><text:line-break/></text:span><text:span text:style-name="T8">FinSi</text:span><text:span text:style-name="T5"><text:line-break/></text:span><text:span text:style-name="T8">Si</text:span><text:span text:style-name="T5"> C3 </text:span><text:span text:style-name="T8">Alors</text:span><text:span text:style-name="T5"><text:line-break/></text:span><text:span text:style-name="T8">Si</text:span><text:span text:style-name="T5"> situ = "Rouge" </text:span><text:span text:style-name="T8">Alors</text:span><text:span text:style-name="T5"><text:line-break/>situ – "Orange"<text:line-break/></text:span><text:span text:style-name="T8">SinonSi</text:span><text:span text:style-name="T5"> situ = "Orange" </text:span><text:span text:style-name="T8">Alors</text:span><text:span text:style-name="T5"><text:line-break/>situ – "Vert"<text:line-break/></text:span><text:span text:style-name="T8">SinonSi</text:span><text:span text:style-name="T5"> situ = "Vert" </text:span><text:span text:style-name="T8">Alors</text:span><text:span text:style-name="T5"><text:line-break/>situ – "Bleu"<text:line-break/></text:span><text:span text:style-name="T8">FinSi</text:span><text:span text:style-name="T5"><text:line-break/></text:span><text:span text:style-name="T8">FinSi</text:span><text:span text:style-name="T5"><text:line-break/></text:span><text:span text:style-name="T8">Ecrire</text:span><text:span text:style-name="T5"> "Votre situation : ", situ</text:span></text:p>
      <text:p text:style-name="P13"><text:span text:style-name="T5"><text:line-break/></text:span><text:span text:style-name="T8">Fin</text:span></text:p>
      <text:p text:style-name="P17">________________________________________________________________________________</text:p>
      <text:p text:style-name="P17"/>
      <text:p text:style-name="P22">Exercice 4.8</text:p>
      <text:p text:style-name="P9"/>
      <text:p text:style-name="P10"><text:span text:style-name="T1">Variables</text:span> J, M, A, JMax <text:span text:style-name="T1">en</text:span> <text:span text:style-name="T1">Numérique</text:span><text:line-break/><text:span text:style-name="T1">Variables</text:span> VJ, VM, B <text:span text:style-name="T1">en</text:span> <text:span text:style-name="T1">Booleen</text:span></text:p>
      <text:p text:style-name="P9"/>
      <text:p text:style-name="P14">Début<text:span text:style-name="T4"><text:line-break/><text:line-break/></text:span><text:span text:style-name="T7">Écrire</text:span><text:span text:style-name="T4"> "Entrez le numéro du jour"<text:line-break/></text:span><text:span text:style-name="T7">Lire</text:span><text:span text:style-name="T4"> J<text:line-break/></text:span><text:span text:style-name="T7">Écrire</text:span><text:span text:style-name="T4"> "Entrez le numéro du mois"<text:line-break/></text:span><text:span text:style-name="T7">Lire</text:span><text:span text:style-name="T4"> M<text:line-break/></text:span><text:span text:style-name="T7">Écrire</text:span><text:span text:style-name="T4"> "Entrez l'année"<text:line-break/></text:span><text:span text:style-name="T7">Lire</text:span><text:span text:style-name="T4"> A</text:span></text:p>
      <text:p text:style-name="P10"><text:span text:style-name="T1">Si</text:span> VJ et VM <text:span text:style-name="T1">alors</text:span><text:line-break/><text:span text:style-name="T1">Écrire</text:span> "La date est valide"<text:line-break/><text:span text:style-name="T1">Sinon</text:span><text:line-break/><text:soft-page-break/><text:span text:style-name="T1">Écrire</text:span> "La date n'est pas valide"<text:line-break/><text:span text:style-name="T1">FinSi</text:span></text:p>
      <text:p text:style-name="P10">B – <text:span text:style-name="T9">A dp</text:span> 400 ou (non(A dp 100) et A dp 4)<text:line-break/>Jmax – 0<text:line-break/>VM – M &gt;= 1 et M =&lt; 12<text:line-break/><text:span text:style-name="T1">Si</text:span> VM <text:span text:style-name="T1">Alors</text:span><text:line-break/><text:span text:style-name="T1">Si</text:span> M = 2 et B <text:span text:style-name="T1">Alors</text:span><text:line-break/>JMax – 29<text:line-break/><text:span text:style-name="T1">SinonSi</text:span> M = 2 <text:span text:style-name="T1">Alors</text:span><text:line-break/>JMax – 28<text:line-break/><text:span text:style-name="T1">SinonSi</text:span> M = 4 ou M = 6 ou M = 9 ou M = 11 <text:span text:style-name="T1">Alors</text:span><text:line-break/>JMax – 30<text:line-break/><text:span text:style-name="T1">Sinon</text:span><text:line-break/>JMax – 31<text:line-break/><text:span text:style-name="T1">FinSi</text:span><text:line-break/>VJ – J &gt;= 1 et J =&lt; Jmax<text:line-break/><text:span text:style-name="T1">FinSi</text:span></text:p>
      <text:p text:style-name="P10"><text:span text:style-name="T1">Si</text:span> M &lt; 1 ou M &gt; 12 <text:span text:style-name="T1">Alors</text:span><text:line-break/><text:span text:style-name="T1">Écrire</text:span> "Date Invalide"<text:line-break/><text:span text:style-name="T1">SinonSi</text:span> M = 2 Alors<text:line-break/><text:span text:style-name="T1">Si</text:span> A dp 400 <text:span text:style-name="T1">Alors</text:span><text:line-break/><text:span text:style-name="T1">Si</text:span> J &lt; 1 ou J &gt; 29 <text:span text:style-name="T1">Alors</text:span><text:line-break/><text:span text:style-name="T1">Écrire</text:span> "Date Invalide"<text:line-break/><text:span text:style-name="T1">Sinon</text:span><text:line-break/><text:span text:style-name="T1">Écrire</text:span> "Date Valide"<text:line-break/><text:span text:style-name="T1">FinSi</text:span><text:line-break/><text:span text:style-name="T1">SinonSi</text:span> A dp 100 <text:span text:style-name="T1">Alors</text:span><text:line-break/><text:span text:style-name="T3">S</text:span><text:span text:style-name="T2">i</text:span> J &lt; 1 ou J &gt; 28 <text:span text:style-name="T1">Alors</text:span><text:line-break/><text:span text:style-name="T1">Écrire</text:span> "Date Invalide"<text:line-break/><text:span text:style-name="T1">Sinon</text:span><text:line-break/><text:span text:style-name="T1">Écrire</text:span> "Date Valide"<text:line-break/><text:span text:style-name="T1">FinSi</text:span><text:line-break/><text:span text:style-name="T1">SinonSi</text:span> A dp 4 <text:span text:style-name="T1">Alors</text:span><text:line-break/><text:span text:style-name="T1">Si</text:span> J &lt; 1 ou J &gt; 29<text:span text:style-name="T1">Alors</text:span><text:line-break/><text:span text:style-name="T1">Écrire</text:span> "Date Invalide"<text:line-break/><text:span text:style-name="T1">Sinon</text:span><text:line-break/><text:span text:style-name="T1">Écrire</text:span> "Date Valide"<text:line-break/><text:span text:style-name="T1">FinSi</text:span><text:line-break/><text:span text:style-name="T1">Sinon</text:span><text:line-break/><text:span text:style-name="T1">Si</text:span> J &lt; 1 ou J &gt; 28 <text:span text:style-name="T1">Alors</text:span><text:line-break/><text:span text:style-name="T1">Écrire</text:span> "Date Invalide"<text:line-break/><text:span text:style-name="T1">Sinon</text:span><text:line-break/><text:span text:style-name="T1">Écrire</text:span> "Date Valide"<text:line-break/><text:span text:style-name="T1">FinSi</text:span><text:line-break/><text:span text:style-name="T1">FinSi</text:span><text:line-break/><text:span text:style-name="T1">SinonSi</text:span> M = 4 ou M = 6 ou M = 9 ou M = 11 <text:span text:style-name="T1">Alors</text:span><text:line-break/><text:span text:style-name="T1">Si</text:span> J &lt; 1 ou J &gt; 30 <text:span text:style-name="T1">Alors</text:span><text:line-break/><text:span text:style-name="T1">Écrire</text:span> "Date Invalide"<text:line-break/><text:span text:style-name="T1">Sinon</text:span><text:line-break/><text:span text:style-name="T1">Écrire</text:span> "Date Valide"<text:line-break/><text:span text:style-name="T1">FinSi</text:span><text:line-break/><text:span text:style-name="T1">Sinon</text:span><text:line-break/><text:soft-page-break/><text:span text:style-name="T1">Si</text:span> J &lt; 1 ou J &gt; 31 <text:span text:style-name="T1">Alors</text:span><text:line-break/><text:span text:style-name="T1">Écrire</text:span> "Date Invalide"<text:line-break/><text:span text:style-name="T1">Sinon</text:span><text:line-break/><text:span text:style-name="T1">Écrire</text:span> "Date Valide"<text:line-break/><text:span text:style-name="T1">FinSi</text:span><text:line-break/><text:span text:style-name="T1">FinSi</text:span></text:p>
      <text:p text:style-name="P11">B – (A dp 4 et Non(A dp 100)) ou A dp 400<text:line-break/>K1 – (m=1 ou m=3 ou m=5 ou m=7 ou m=8 ou m=10 ou m=12) et (J&gt;=1 et J=&lt;31)<text:line-break/>K2 – (m=4 ou m=6 ou m=9 ou m=11) et (J&gt;=1 et J=&lt;30)<text:line-break/>K3 – m=2 et B et J&gt;=1 et J=&lt;29<text:line-break/>K4 – m=2 et J&gt;=1 et J=&lt;28<text:line-break/><text:span text:style-name="T1">Si</text:span> K1 ou K2 ou K3 ou K4 <text:span text:style-name="T1">Alors</text:span></text:p>
      <text:p text:style-name="P11"><text:span text:style-name="T1">Écrire</text:span> "Date valide"<text:line-break/><text:span text:style-name="T1">Sinon</text:span><text:line-break/><text:span text:style-name="T1">Écrire</text:span> "Date non valide"<text:line-break/><text:span text:style-name="T1">FinSi</text:span></text:p>
      <text:p text:style-name="P10"/>
      <text:p text:style-name="P14">Fin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5:20:15.029909652</meta:creation-date>
    <dc:date>2023-07-17T08:41:51.012584339</dc:date>
    <meta:editing-duration>PT1H40M2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6" meta:paragraph-count="52" meta:word-count="917" meta:character-count="4747" meta:non-whitespace-character-count="3815"/>
  </office:meta>
</office:document-meta>
</file>